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15d4"/>
    </style:style>
    <style:style style:name="P2" style:family="paragraph" style:parent-style-name="Standard" style:list-style-name="L1">
      <style:text-properties officeooo:paragraph-rsid="001015d4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015d4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Wimso</text:span></text:h>
      <text:p text:style-name="Standard"><text:span text:style-name="T1"/></text:p>
      <text:p text:style-name="P1"><text:span text:style-name="T1">Autoren:</text:span></text:p>
      <text:p text:style-name="P1"><text:span text:style-name="T1">Carsten Schipmann</text:span></text:p>
      <text:p text:style-name="P1"><text:span text:style-name="T1">Jens Mehler</text:span></text:p>
      <text:p text:style-name="P1"><text:span text:style-name="T1"/></text:p>
      <text:p text:style-name="P1"><text:span text:style-name="T1">Wimso verwaltet Serien um diesen Service zu nutzen musst man sich als Benutzer anmelden.</text:span></text:p>
      <text:p text:style-name="P1"><text:span text:style-name="T1"/></text:p>
      <text:p text:style-name="P1"><text:span text:style-name="T1">Folgende Features stehen zur Verfügung:</text:span></text:p>
      <text:list xml:id="list1466936760" text:style-name="L1">
        <text:list-item>
          <text:p text:style-name="P2"><text:span text:style-name="T1">Eine globale Datenbank in der öffentliche Serien, für alle User sichtbar, gespeichert sind.</text:span></text:p>
        </text:list-item>
        <text:list-item>
          <text:p text:style-name="P2"><text:span text:style-name="T1">Ein User kann eine öffentlichen Serie bewerten und Kommentare abgeben, sowohl kann er diese Serien zu einer persönlichen Liste hinzufügen.</text:span></text:p>
        </text:list-item>
        <text:list-item>
          <text:p text:style-name="P2"><text:span text:style-name="T1">Tags helfen den Usern dabei, Serien zu kategorisieren.</text:span></text:p>
        </text:list-item>
        <text:list-item>
          <text:p text:style-name="P2"><text:span text:style-name="T1">Verwalten einer eigenen Liste, in der festgehalten wird, wie viele Episoden der Serie man gesehen hat.</text:span></text:p>
        </text:list-item>
        <text:list-item>
          <text:p text:style-name="P2"><text:span text:style-name="T1">Einstellen eines Erinnerungsintervalls, dieser sendet eine Email als Erinnerung sobald der eingestellte Zeitraum abgelaufen ist.</text:span></text:p>
        </text:list-item>
        <text:list-item>
          <text:p text:style-name="P2"><text:span text:style-name="T1">Die Suche, findet ohne weitere Einstellungen User/Tags/Serien und listet diese übersichtlich auf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karin </meta:initial-creator>
    <meta:creation-date>2011-07-28T15:23:01</meta:creation-date>
    <meta:document-statistic meta:table-count="0" meta:image-count="0" meta:object-count="0" meta:page-count="1" meta:paragraph-count="12" meta:word-count="115" meta:character-count="784"/>
    <dc:date>2011-07-28T15:46:03</dc:date>
    <dc:creator>Okarin </dc:creator>
    <meta:editing-duration>PT00H07M52S</meta:editing-duration>
    <meta:editing-cycles>1</meta:editing-cycles>
    <meta:generator>OpenOffice.org/3.2$Linux OpenOffice.org_project/320m19$Build-9505</meta:generator>
  </office:meta>
</office:document-meta>
</file>